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paragraph-properties fo:text-align="justify" style:justify-single-word="false"/>
      <style:text-properties officeooo:paragraph-rsid="0043138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bold" officeooo:paragraph-rsid="000af6c4" style:font-weight-asian="bold" style:font-weight-complex="bold"/>
    </style:style>
    <style:style style:name="P9" style:family="paragraph" style:parent-style-name="Standard">
      <style:text-properties fo:font-weight="bold" officeooo:paragraph-rsid="00431380"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officeooo:rsid="000c675a" officeooo:paragraph-rsid="000c675a"/>
    </style:style>
    <style:style style:name="P12" style:family="paragraph" style:parent-style-name="Standard">
      <style:paragraph-properties fo:text-align="justify" style:justify-single-word="false"/>
      <style:text-properties officeooo:rsid="000e6d84" officeooo:paragraph-rsid="000e6d84"/>
    </style:style>
    <style:style style:name="P13" style:family="paragraph" style:parent-style-name="Standard">
      <style:paragraph-properties fo:text-align="justify" style:justify-single-word="false"/>
      <style:text-properties officeooo:rsid="001f2c90" officeooo:paragraph-rsid="00106b23"/>
    </style:style>
    <style:style style:name="P14" style:family="paragraph" style:parent-style-name="Standard">
      <style:paragraph-properties fo:text-align="justify" style:justify-single-word="false"/>
      <style:text-properties officeooo:rsid="00125b5a" officeooo:paragraph-rsid="00125b5a"/>
    </style:style>
    <style:style style:name="P15" style:family="paragraph" style:parent-style-name="Standard">
      <style:paragraph-properties fo:text-align="justify" style:justify-single-word="false"/>
      <style:text-properties officeooo:rsid="0018ceac" officeooo:paragraph-rsid="001aa2e2"/>
    </style:style>
    <style:style style:name="P16" style:family="paragraph" style:parent-style-name="Standard">
      <style:paragraph-properties fo:text-align="justify" style:justify-single-word="false"/>
      <style:text-properties officeooo:rsid="0018ceac" officeooo:paragraph-rsid="001c9f78"/>
    </style:style>
    <style:style style:name="P17" style:family="paragraph" style:parent-style-name="Standard">
      <style:paragraph-properties fo:text-align="justify" style:justify-single-word="false"/>
      <style:text-properties officeooo:rsid="0018ceac" officeooo:paragraph-rsid="001e43c8"/>
    </style:style>
    <style:style style:name="P18" style:family="paragraph" style:parent-style-name="Standard">
      <style:paragraph-properties fo:text-align="justify" style:justify-single-word="false"/>
      <style:text-properties officeooo:rsid="001aa2e2" officeooo:paragraph-rsid="001aa2e2"/>
    </style:style>
    <style:style style:name="P19" style:family="paragraph" style:parent-style-name="Standard">
      <style:paragraph-properties fo:text-align="justify" style:justify-single-word="false"/>
      <style:text-properties officeooo:rsid="001aa2e2" officeooo:paragraph-rsid="001c9f78"/>
    </style:style>
    <style:style style:name="P20" style:family="paragraph" style:parent-style-name="Standard">
      <style:paragraph-properties fo:text-align="justify" style:justify-single-word="false"/>
      <style:text-properties officeooo:rsid="001f3de4" officeooo:paragraph-rsid="001f3de4"/>
    </style:style>
    <style:style style:name="P21" style:family="paragraph" style:parent-style-name="Standard">
      <style:text-properties officeooo:paragraph-rsid="00273b2d"/>
    </style:style>
    <style:style style:name="P22" style:family="paragraph" style:parent-style-name="Standard">
      <style:paragraph-properties fo:text-align="justify" style:justify-single-word="false"/>
      <style:text-properties officeooo:rsid="001d5635" officeooo:paragraph-rsid="002c740a"/>
    </style:style>
    <style:style style:name="P23" style:family="paragraph" style:parent-style-name="Standard">
      <style:text-properties officeooo:rsid="001cd173" officeooo:paragraph-rsid="002c740a"/>
    </style:style>
    <style:style style:name="P24" style:family="paragraph" style:parent-style-name="Standard">
      <style:text-properties officeooo:paragraph-rsid="002dc269"/>
    </style:style>
    <style:style style:name="P25" style:family="paragraph" style:parent-style-name="Standard">
      <style:text-properties officeooo:rsid="002dc269" officeooo:paragraph-rsid="002dc269"/>
    </style:style>
    <style:style style:name="P26" style:family="paragraph" style:parent-style-name="Standard">
      <style:text-properties officeooo:paragraph-rsid="00133266"/>
    </style:style>
    <style:style style:name="P27" style:family="paragraph" style:parent-style-name="Standard">
      <style:paragraph-properties fo:text-align="justify" style:justify-single-word="false"/>
      <style:text-properties fo:font-style="italic" officeooo:paragraph-rsid="00431380" style:font-style-asian="italic" style:font-style-complex="italic"/>
    </style:style>
    <style:style style:name="P28" style:family="paragraph" style:parent-style-name="Code_20_block">
      <style:text-properties fo:color="#008000"/>
    </style:style>
    <style:style style:name="P29" style:family="paragraph" style:parent-style-name="Code_20_block">
      <style:text-properties fo:color="#008000" officeooo:paragraph-rsid="001c9f78"/>
    </style:style>
    <style:style style:name="P30" style:family="paragraph" style:parent-style-name="Code_20_block">
      <style:text-properties fo:color="#008000" officeooo:rsid="001aa2e2"/>
    </style:style>
    <style:style style:name="P31" style:family="paragraph" style:parent-style-name="Code_20_block">
      <style:text-properties fo:color="#008000" officeooo:rsid="001aa2e2" officeooo:paragraph-rsid="001c9f78"/>
    </style:style>
    <style:style style:name="P32" style:family="paragraph" style:parent-style-name="Code_20_block">
      <style:text-properties fo:color="#008000" officeooo:rsid="000e6d84" officeooo:paragraph-rsid="000e6d84"/>
    </style:style>
    <style:style style:name="P33" style:family="paragraph" style:parent-style-name="Code_20_block">
      <style:text-properties fo:color="#008000" officeooo:rsid="001cd173" officeooo:paragraph-rsid="002c740a"/>
    </style:style>
    <style:style style:name="P34" style:family="paragraph" style:parent-style-name="Code_20_block">
      <style:text-properties fo:color="#008000" officeooo:paragraph-rsid="002c740a"/>
    </style:style>
    <style:style style:name="P35" style:family="paragraph" style:parent-style-name="Code_20_block">
      <style:text-properties fo:color="#008000" officeooo:rsid="002dc269"/>
    </style:style>
    <style:style style:name="P36" style:family="paragraph" style:parent-style-name="Code_20_block">
      <style:text-properties officeooo:paragraph-rsid="000e6d84"/>
    </style:style>
    <style:style style:name="P37" style:family="paragraph" style:parent-style-name="Code_20_block">
      <style:text-properties officeooo:rsid="001f2c90" officeooo:paragraph-rsid="000e6d84"/>
    </style:style>
    <style:style style:name="P38" style:family="paragraph" style:parent-style-name="Code_20_block">
      <style:text-properties officeooo:paragraph-rsid="00133266"/>
    </style:style>
    <style:style style:name="P39" style:family="paragraph" style:parent-style-name="Code_20_block">
      <style:text-properties officeooo:paragraph-rsid="0016b811"/>
    </style:style>
    <style:style style:name="P40" style:family="paragraph" style:parent-style-name="Code_20_block">
      <style:text-properties fo:font-style="italic" officeooo:paragraph-rsid="001c9f78" style:font-style-asian="italic" style:font-style-complex="italic"/>
    </style:style>
    <style:style style:name="P41" style:family="paragraph" style:parent-style-name="Code_20_block">
      <style:text-properties fo:font-style="italic" officeooo:rsid="001aa2e2" style:font-style-asian="italic" style:font-style-complex="italic"/>
    </style:style>
    <style:style style:name="P42" style:family="paragraph" style:parent-style-name="Code_20_block">
      <style:text-properties fo:font-style="italic" officeooo:rsid="001aa2e2" officeooo:paragraph-rsid="001c9f78" style:font-style-asian="italic" style:font-style-complex="italic"/>
    </style:style>
    <style:style style:name="P43" style:family="paragraph" style:parent-style-name="Code_20_block">
      <style:text-properties officeooo:paragraph-rsid="002b6677"/>
    </style:style>
    <style:style style:name="P44" style:family="paragraph" style:parent-style-name="Code_20_block">
      <style:text-properties officeooo:rsid="001cd173" officeooo:paragraph-rsid="002c740a"/>
    </style:style>
    <style:style style:name="P45" style:family="paragraph" style:parent-style-name="Code_20_block">
      <style:text-properties officeooo:paragraph-rsid="002c740a"/>
    </style:style>
    <style:style style:name="P46" style:family="paragraph" style:parent-style-name="Code_20_block">
      <style:text-properties officeooo:paragraph-rsid="00365822"/>
    </style:style>
    <style:style style:name="P47" style:family="paragraph" style:parent-style-name="Code_20_block">
      <style:text-properties officeooo:paragraph-rsid="003a2b31"/>
    </style:style>
    <style:style style:name="P48" style:family="paragraph" style:parent-style-name="Code_20_block">
      <style:text-properties officeooo:paragraph-rsid="00431380"/>
    </style:style>
    <style:style style:name="P49" style:family="paragraph" style:parent-style-name="Code_20_block">
      <style:text-properties officeooo:rsid="002dc269"/>
    </style:style>
    <style:style style:name="P50" style:family="paragraph" style:parent-style-name="Text_20_body">
      <style:paragraph-properties fo:text-align="justify" style:justify-single-word="false"/>
    </style:style>
    <style:style style:name="P51"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5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53" style:family="paragraph" style:parent-style-name="Standard">
      <style:paragraph-properties fo:break-before="page"/>
    </style:style>
    <style:style style:name="P54" style:family="paragraph" style:parent-style-name="Standard">
      <style:paragraph-properties fo:text-align="justify" style:justify-single-word="false" fo:break-before="page"/>
    </style:style>
    <style:style style:name="P55"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56"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57" style:family="paragraph" style:parent-style-name="Heading_20_1" style:master-page-name="Standard">
      <style:paragraph-properties style:page-number="auto"/>
    </style:style>
    <style:style style:name="P58" style:family="paragraph" style:parent-style-name="Standard" style:list-style-name="List_20_1"/>
    <style:style style:name="P59" style:family="paragraph" style:parent-style-name="Standard" style:list-style-name="List_20_1">
      <style:text-properties officeooo:paragraph-rsid="000af6c4"/>
    </style:style>
    <style:style style:name="P60" style:family="paragraph" style:parent-style-name="Standard" style:list-style-name="List_20_2">
      <style:paragraph-properties fo:text-align="justify" style:justify-single-word="false"/>
    </style:style>
    <style:style style:name="P61" style:family="paragraph" style:parent-style-name="Standard" style:list-style-name="List_20_2">
      <style:paragraph-properties fo:text-align="justify" style:justify-single-word="false"/>
      <style:text-properties officeooo:paragraph-rsid="00184030"/>
    </style:style>
    <style:style style:name="P62" style:family="paragraph" style:parent-style-name="Standard" style:list-style-name="List_20_1">
      <style:paragraph-properties fo:text-align="justify" style:justify-single-word="false"/>
    </style:style>
    <style:style style:name="P63" style:family="paragraph" style:parent-style-name="Standard">
      <style:paragraph-properties fo:text-align="justify" style:justify-single-word="false"/>
      <style:text-properties officeooo:paragraph-rsid="0048e7dd"/>
    </style:style>
    <style:style style:name="P64" style:family="paragraph" style:parent-style-name="Standard" style:list-style-name="Numbering_20_1"/>
    <style:style style:name="P65" style:family="paragraph" style:parent-style-name="Standard" style:list-style-name="List_20_1">
      <style:text-properties officeooo:rsid="000af6c4" officeooo:paragraph-rsid="000af6c4"/>
    </style:style>
    <style:style style:name="P66" style:family="paragraph" style:parent-style-name="Standard" style:list-style-name="List_20_1">
      <style:paragraph-properties fo:text-align="start" style:justify-single-word="false"/>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018ceac"/>
    </style:style>
    <style:style style:name="P69" style:family="paragraph" style:parent-style-name="Heading_20_3">
      <style:text-properties officeooo:rsid="000c7dca"/>
    </style:style>
    <style:style style:name="P70" style:family="paragraph" style:parent-style-name="Heading_20_3">
      <style:text-properties officeooo:rsid="002dc269"/>
    </style:style>
    <style:style style:name="P71" style:family="paragraph" style:parent-style-name="Heading_20_3" style:list-style-name=""/>
    <style:style style:name="P72" style:family="paragraph" style:parent-style-name="Heading_20_3">
      <style:paragraph-properties fo:break-before="page"/>
    </style:style>
    <style:style style:name="P73" style:family="paragraph" style:parent-style-name="Heading_20_3">
      <style:paragraph-properties fo:break-before="page"/>
      <style:text-properties officeooo:paragraph-rsid="00273b2d"/>
    </style:style>
    <style:style style:name="P74" style:family="paragraph" style:parent-style-name="Code_20_block">
      <style:text-properties fo:color="#008000"/>
    </style:style>
    <style:style style:name="P75" style:family="paragraph" style:parent-style-name="Code_20_block">
      <style:text-properties fo:color="#008000" officeooo:paragraph-rsid="0048e7dd"/>
    </style:style>
    <style:style style:name="P76"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aa2e2" style:font-style-asian="italic" style:font-weight-asian="bold" style:font-style-complex="italic" style:font-weight-complex="bold"/>
    </style:style>
    <style:style style:name="T8" style:family="text">
      <style:text-properties fo:font-style="italic" fo:font-weight="bold" officeooo:rsid="00187a48" style:font-style-asian="italic" style:font-weight-asian="bold" style:font-style-complex="italic" style:font-weight-complex="bold"/>
    </style:style>
    <style:style style:name="T9" style:family="text">
      <style:text-properties fo:font-style="italic" fo:font-weight="bold" officeooo:rsid="002dc269" style:font-style-asian="italic" style:font-weight-asian="bold" style:font-style-complex="italic" style:font-weight-complex="bold"/>
    </style:style>
    <style:style style:name="T10" style:family="text">
      <style:text-properties fo:font-style="italic" fo:font-weight="bold" officeooo:rsid="003268f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aa2e2" style:font-weight-asian="bold" style:font-weight-complex="bold"/>
    </style:style>
    <style:style style:name="T13" style:family="text">
      <style:text-properties fo:font-weight="bold" officeooo:rsid="001c9f78" style:font-weight-asian="bold" style:font-weight-complex="bold"/>
    </style:style>
    <style:style style:name="T14" style:family="text">
      <style:text-properties fo:font-weight="bold" officeooo:rsid="0024201b" style:font-weight-asian="bold" style:font-weight-complex="bold"/>
    </style:style>
    <style:style style:name="T15" style:family="text">
      <style:text-properties fo:font-weight="bold" officeooo:rsid="003ff966" style:font-weight-asian="bold" style:font-weight-complex="bold"/>
    </style:style>
    <style:style style:name="T16" style:family="text">
      <style:text-properties fo:color="#008000"/>
    </style:style>
    <style:style style:name="T17" style:family="text">
      <style:text-properties fo:color="#008000" officeooo:rsid="001f2c90"/>
    </style:style>
    <style:style style:name="T18" style:family="text">
      <style:text-properties fo:color="#008000" officeooo:rsid="000e6d84"/>
    </style:style>
    <style:style style:name="T19" style:family="text">
      <style:text-properties fo:color="#008000" officeooo:rsid="001cd173"/>
    </style:style>
    <style:style style:name="T20" style:family="text">
      <style:text-properties fo:font-style="normal" fo:font-weight="bold" officeooo:rsid="00187a48" style:font-style-asian="normal" style:font-weight-asian="bold" style:font-style-complex="normal" style:font-weight-complex="bold"/>
    </style:style>
    <style:style style:name="T21" style:family="text">
      <style:text-properties fo:font-style="normal" fo:font-weight="bold" officeooo:rsid="003ff966" style:font-style-asian="normal" style:font-weight-asian="bold" style:font-style-complex="normal" style:font-weight-complex="bold"/>
    </style:style>
    <style:style style:name="T22" style:family="text">
      <style:text-properties fo:color="#000000"/>
    </style:style>
    <style:style style:name="T23" style:family="text">
      <style:text-properties fo:color="#000000" officeooo:rsid="001cd173"/>
    </style:style>
    <style:style style:name="T24" style:family="text">
      <style:text-properties officeooo:rsid="000af6c4"/>
    </style:style>
    <style:style style:name="T25" style:family="text">
      <style:text-properties officeooo:rsid="000c7dca"/>
    </style:style>
    <style:style style:name="T26" style:family="text">
      <style:text-properties officeooo:rsid="000e6d84"/>
    </style:style>
    <style:style style:name="T27" style:family="text">
      <style:text-properties officeooo:rsid="001f2c90"/>
    </style:style>
    <style:style style:name="T28" style:family="text">
      <style:text-properties officeooo:rsid="00133266"/>
    </style:style>
    <style:style style:name="T29" style:family="text">
      <style:text-properties officeooo:rsid="0016b811"/>
    </style:style>
    <style:style style:name="T30" style:family="text">
      <style:text-properties officeooo:rsid="0017bce1"/>
    </style:style>
    <style:style style:name="T31" style:family="text">
      <style:text-properties officeooo:rsid="00184030"/>
    </style:style>
    <style:style style:name="T32" style:family="text">
      <style:text-properties officeooo:rsid="001aa2e2"/>
    </style:style>
    <style:style style:name="T33" style:family="text">
      <style:text-properties officeooo:rsid="001c9f78"/>
    </style:style>
    <style:style style:name="T34" style:family="text">
      <style:text-properties officeooo:rsid="001e43c8"/>
    </style:style>
    <style:style style:name="T35" style:family="text">
      <style:text-properties style:font-name="Arial" officeooo:rsid="001e43c8"/>
    </style:style>
    <style:style style:name="T36" style:family="text">
      <style:text-properties officeooo:rsid="001eef65"/>
    </style:style>
    <style:style style:name="T37" style:family="text">
      <style:text-properties officeooo:rsid="001fd9a3"/>
    </style:style>
    <style:style style:name="T38" style:family="text">
      <style:text-properties officeooo:rsid="0021b346"/>
    </style:style>
    <style:style style:name="T39" style:family="text">
      <style:text-properties officeooo:rsid="00225c8f"/>
    </style:style>
    <style:style style:name="T40" style:family="text">
      <style:text-properties officeooo:rsid="00273b2d"/>
    </style:style>
    <style:style style:name="T41" style:family="text">
      <style:text-properties officeooo:rsid="002b6677"/>
    </style:style>
    <style:style style:name="T42" style:family="text">
      <style:text-properties officeooo:rsid="001cd173"/>
    </style:style>
    <style:style style:name="T43" style:family="text">
      <style:text-properties officeooo:rsid="002dc269"/>
    </style:style>
    <style:style style:name="T44" style:family="text">
      <style:text-properties officeooo:rsid="002fbc35"/>
    </style:style>
    <style:style style:name="T45" style:family="text">
      <style:text-properties officeooo:rsid="00351db9"/>
    </style:style>
    <style:style style:name="T46" style:family="text">
      <style:text-properties officeooo:rsid="003582a2"/>
    </style:style>
    <style:style style:name="T47" style:family="text">
      <style:text-properties officeooo:rsid="00365822"/>
    </style:style>
    <style:style style:name="T48" style:family="text">
      <style:text-properties officeooo:rsid="00378c0d"/>
    </style:style>
    <style:style style:name="T49" style:family="text">
      <style:text-properties officeooo:rsid="00382e9c"/>
    </style:style>
    <style:style style:name="T50" style:family="text">
      <style:text-properties officeooo:rsid="003ff966"/>
    </style:style>
    <style:style style:name="T51" style:family="text">
      <style:text-properties officeooo:rsid="0040fc20"/>
    </style:style>
    <style:style style:name="T52" style:family="text">
      <style:text-properties officeooo:rsid="0044bbf4"/>
    </style:style>
    <style:style style:name="T53" style:family="text">
      <style:text-properties officeooo:rsid="0047b815"/>
    </style:style>
    <style:style style:name="T54" style:family="text">
      <style:text-properties officeooo:rsid="0048e7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95344373292683402" text:style-name="Outline">
        <text:list-item>
          <text:h text:style-name="P57"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952802896282181730" text:style-name="List_20_1">
        <text:list-item>
          <text:p text:style-name="P58">network communication</text:p>
        </text:list-item>
        <text:list-item>
          <text:p text:style-name="P58">management and monitoring</text:p>
        </text:list-item>
        <text:list-item>
          <text:p text:style-name="P58">performance / load-balancing</text:p>
        </text:list-item>
        <text:list-item>
          <text:p text:style-name="P5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6">Appendix A: configuration properties reference</text:span> of this manual.</text:p>
      <text:list xml:id="list24691541" text:continue-list="list879534437329268340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520594479715457008" text:style-name="List_20_2">
        <text:list-item>
          <text:p text:style-name="P61"><text:span text:style-name="Code_20_char">jppf.config.plugin = class_name</text:span>, where <text:span text:style-name="T1">class_name</text:span> is the fully qualified name of a class implementing <text:span text:style-name="T31">either </text:span><text:s/>the interface <text:a xlink:type="simple" xlink:href="http://www.jppf.org/api/index.html?org/jppf/utils/JPPFConfiguration.ConfigurationSource.html">JPPFConfiguration.ConfigurationSource</text:a>, <text:span text:style-name="T31">or the interface </text:span><text:a xlink:type="simple" xlink:href="http://www.jppf.org/api/index.html?org/jppf/utils/JPPFConfiguration.ConfigurationSourceReader.html"><text:span text:style-name="T31">JPPFConfiguration.ConfigurationSourceReader</text:span></text:a><text:span text:style-name="T31">, </text:span>enabling a configuration source from any origin, such as a URL, a distributed file system, a remote storage facility, a database, etc.</text:p>
        </text:list-item>
        <text:list-item>
          <text:p text:style-name="P6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1">-Djppf.config.plugin=my.own.Configuration</text:span> ...</text:p>
      <text:p text:style-name="P1"/>
      <text:p text:style-name="P1">or </text:p>
      <text:p text:style-name="P1"/>
      <text:p text:style-name="Code_20_block">java <text:span text:style-name="T11">-Djppf.config=my/folder/myFile.properties</text:span> ...</text:p>
      <text:p text:style-name="Standard"/>
      <text:p text:style-name="Standard">The configuration file lookup mechanism is as follows:</text:p>
      <text:p text:style-name="Standard"/>
      <text:list xml:id="list200492133628239703" text:style-name="Numbering_20_1">
        <text:list-item>
          <text:p text:style-name="P64">if <text:span text:style-name="Code_20_char">jppf.plugin.config</text:span> is specified</text:p>
          <text:p text:style-name="P64">a) instantiate an object of the specified class name and read the properties via the stream provided by this object's <text:span text:style-name="Code_20_char">getPropertyStream()</text:span> <text:span text:style-name="T31">or getPropertyReader() </text:span>method, <text:span text:style-name="T31">depending on which interface it implements</text:span>.<text:line-break/>b) if, for any reason, the stream cannot be obtained or reading the properties from it fails, go to 3.<text:line-break/></text:p>
        </text:list-item>
        <text:list-item>
          <text:p text:style-name="P64">else if <text:span text:style-name="Code_20_char">jppf.config</text:span> is specified</text:p>
          <text:list>
            <text:list-item>
              <text:p text:style-name="P64">look for the file in the file system</text:p>
            </text:list-item>
            <text:list-item>
              <text:p text:style-name="P64">if not found in the file system, look in the classpath</text:p>
            </text:list-item>
            <text:list-item>
              <text:p text:style-name="P64">if not found in the classpath use default configuration values<text:line-break/></text:p>
            </text:list-item>
          </text:list>
        </text:list-item>
        <text:list-item>
          <text:p text:style-name="P64">if <text:span text:style-name="Code_20_char">jppf.config</text:span> is not specified</text:p>
          <text:list>
            <text:list-item>
              <text:p text:style-name="P64">use default file "<text:span text:style-name="Code_20_char">jppf.properties</text:span>"</text:p>
            </text:list-item>
            <text:list-item>
              <text:p text:style-name="P64">look for "jppf.properties" in the file system</text:p>
            </text:list-item>
            <text:list-item>
              <text:p text:style-name="P64">if not found in the file system, look for it in the classpath</text:p>
            </text:list-item>
            <text:list-item>
              <text:p text:style-name="P6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4695668" text:continue-list="list24691541" text:style-name="Outline">
        <text:list-item>
          <text:list>
            <text:list-item>
              <text:h text:style-name="P68" text:outline-level="2">Includes in the configuration</text:h>
            </text:list-item>
          </text:list>
        </text:list-item>
      </text:list>
      <text:p text:style-name="P15"><text:span text:style-name="T32">A JPPF configuration source, whether as a file or as a plugin, can include other c</text:span><text:span text:style-name="T37">o</text:span><text:span text:style-name="T32">nfiguration sources by adding one or more “</text:span><text:span text:style-name="T7">#!include”</text:span><text:span text:style-name="T32"> statements in the following format:</text:span></text:p>
      <text:p text:style-name="P18"/>
      <text:p text:style-name="Code_20_block"><text:span text:style-name="T32">#!include </text:span><text:span text:style-name="T2">source_type</text:span><text:span text:style-name="T32"> </text:span><text:span text:style-name="T2">source_path</text:span></text:p>
      <text:p text:style-name="P18"/>
      <text:p text:style-name="P15"><text:span text:style-name="T32">The possible values for </text:span><text:span text:style-name="T2">source_type</text:span><text:span text:style-name="T32"> are “file”, “url” or “class”. For each of these values, source_path has a different meaning:</text:span></text:p>
      <text:p text:style-name="P18"/>
      <text:p text:style-name="P16"><text:span text:style-name="T32">- </text:span><text:span text:style-name="T12">when </text:span><text:span text:style-name="T7">source_type</text:span><text:span text:style-name="T12"> is “file”</text:span><text:span text:style-name="T32">, </text:span><text:span text:style-name="T2">source_path</text:span><text:span text:style-name="T32"> is the path to a file on the file_system or in the JVM's classpath. If the file exists in both classpath and file system, the file system will have </text:span><text:span text:style-name="T38">priority</text:span><text:span text:style-name="T32"> over the classpath. Relative paths are interpeted as relative to the JVM's current user directory, as </text:span><text:span text:style-name="T39">determined</text:span><text:span text:style-name="T32"> by </text:span><text:span text:style-name="Code_20_char"><text:span text:style-name="T32">System.getProperty(“user.dir”)</text:span></text:span><text:span text:style-name="T32">.</text:span></text:p>
      <text:p text:style-name="P19"/>
      <text:p text:style-name="Standard"><text:span text:style-name="T32">- </text:span><text:span text:style-name="T12">when </text:span><text:span text:style-name="T7">source_type</text:span><text:span text:style-name="T12"> is “</text:span><text:span text:style-name="T13">url</text:span><text:span text:style-name="T12">”</text:span><text:span text:style-name="T32">, source_path is </text:span><text:span text:style-name="Code_20_char"><text:span text:style-name="T35">a URL pointing to a configuration file</text:span></text:span><text:span text:style-name="T32">. </text:span><text:span text:style-name="T34">It must be a URL such that the JVM can open a stream from it.</text:span></text:p>
      <text:p text:style-name="P19"/>
      <text:p text:style-name="P17"><text:span text:style-name="T32">- </text:span><text:span text:style-name="T12">when </text:span><text:span text:style-name="T7">source_type</text:span><text:span text:style-name="T12"> is “</text:span><text:span text:style-name="T14">class</text:span><text:span text:style-name="T12">”</text:span><text:span text:style-name="T32">, source_path is the </text:span><text:span text:style-name="T34">fully qualified class name of a configuration plugin, i.e.</text:span><text:span text:style-name="T32"> </text:span><text:span text:style-name="T34">an implementation of either </text:span><text:a xlink:type="simple" xlink:href="http://www.jppf.org/api/index.html?org/jppf/utils/JPPFConfiguration.ConfigurationSource.html"><text:span text:style-name="T34">JPPFConfiguration.ConfigurationSource</text:span></text:a><text:span text:style-name="T34"> or </text:span><text:a xlink:type="simple" xlink:href="http://www.jppf.org/api/index.html?org/jppf/utils/JPPFConfiguration.ConfigurationSourceReader.html"><text:span text:style-name="T34">JPPFConfiguration.ConfigurationSourceReader</text:span></text:a><text:span text:style-name="T34">.</text:span></text:p>
      <text:p text:style-name="P19"/>
      <text:p text:style-name="P16"><text:span text:style-name="T12">Example</text:span><text:span text:style-name="T13">s</text:span><text:span text:style-name="T32">:</text:span></text:p>
      <text:p text:style-name="P19"/>
      <text:p text:style-name="P30"># a config file in the file system</text:p>
      <text:p text:style-name="P41">#!include file /home/me/jppf/jppf.properties</text:p>
      <text:p text:style-name="P30"/>
      <text:p text:style-name="P30"># a config file in the classpath</text:p>
      <text:p text:style-name="P40"><text:span text:style-name="T32">#!include file </text:span><text:span text:style-name="T36">META-INF</text:span><text:span text:style-name="T32">/jppf.properties</text:span></text:p>
      <text:p text:style-name="P42"/>
      <text:p text:style-name="P29"><text:span text:style-name="T32"># a config file </text:span><text:span text:style-name="T33">obtained from a url</text:span></text:p>
      <text:p text:style-name="P40"><text:span text:style-name="T32">#!include </text:span><text:span text:style-name="T33">url</text:span><text:span text:style-name="T32"> </text:span><text:span text:style-name="T33">http:/</text:span><text:span text:style-name="T32">/</text:span><text:span text:style-name="T33">www.myhost.com</text:span><text:span text:style-name="T32">/jppf/jppf.properties</text:span></text:p>
      <text:p text:style-name="P31"/>
      <text:p text:style-name="P29"><text:span text:style-name="T32"># a config file </text:span><text:span text:style-name="T33">obtained from a configuration plugin</text:span></text:p>
      <text:p text:style-name="P40"><text:span text:style-name="T32">#!include </text:span><text:span text:style-name="T33">class</text:span><text:span text:style-name="T32"> </text:span><text:span text:style-name="T33">myPackage.MyConfigurationSourceReader</text:span></text:p>
      <text:p text:style-name="P18"/>
      <text:p text:style-name="P20">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4701486" text:continue-numbering="true" text:style-name="Outline">
        <text:list-item>
          <text:list>
            <text:list-item>
              <text:h text:style-name="P6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4691338" text:continue-numbering="true" text:style-name="Outline">
        <text:list-item>
          <text:list>
            <text:list-item>
              <text:h text:style-name="P6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28"># JPPF server port</text:p>
      <text:p text:style-name="Code_20_block">jppf.server.port = 11111</text:p>
      <text:p text:style-name="Standard"/>
      <text:p text:style-name="P8">Note<text:span text:style-name="T24">s:</text:span></text:p>
      <text:list xml:id="list24694532" text:continue-list="list2952802896282181730" text:style-name="List_20_1">
        <text:list-item>
          <text:p text:style-name="P59">not defining this property is equivalent to assigning it its default value.</text:p>
        </text:list-item>
        <text:list-item>
          <text:p text:style-name="P65">dynamic port allocation: when the port number is set to 0, JPPF will dynamically allocate a valid port number. Note that this feature is mostly useful when server discovery is enabled.</text:p>
        </text:list-item>
      </text:list>
      <text:list xml:id="list24701028" text:continue-list="list24691338"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6"># Enable or disable automatic discovery of JPPF drivers</text:span><text:line-break/>jppf.discovery.enabled = true</text:p>
      <text:p text:style-name="Code_20_block"><text:span text:style-name="T16"># UDP multicast group to which drivers broadcast their connection parameters</text:span><text:line-break/>jppf.discovery.group = 230.0.0.1<text:line-break/><text:span text:style-name="T16"># UDP multicast port to which drivers broadcast their connection parameters</text:span><text:line-break/>jppf.discovery.port = 11111<text:line-break/><text:span text:style-name="T16"># How long a driver should wait between 2 broadcasts, in milliseconds</text:span><text:line-break/>jppf.discovery.broadcast.interval = 1000</text:p>
      <text:p text:style-name="Code_20_block"/>
      <text:p text:style-name="P28"># IPv4 address inclusion patterns</text:p>
      <text:p text:style-name="Code_20_block">jppf.discovery.broadcast.include.ipv4 = </text:p>
      <text:p text:style-name="P28"># IPv4 address exclusion patterns</text:p>
      <text:p text:style-name="Code_20_block">jppf.discovery.broadcast.exclude.ipv4 = </text:p>
      <text:p text:style-name="P28"># IPv6 address inclusion patterns</text:p>
      <text:p text:style-name="Code_20_block">jppf.discovery.broadcast.include.ipv6 = </text:p>
      <text:p text:style-name="P2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468308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4697647" text:continue-list="list24694532" text:style-name="List_20_1">
        <text:list-item>
          <text:p text:style-name="P58">A and B are not connected at all</text:p>
        </text:list-item>
        <text:list-item>
          <text:p text:style-name="P58">A is connected to B (i.e. A acts as a node attached to B)</text:p>
        </text:list-item>
        <text:list-item>
          <text:p text:style-name="P58">B is connected to A (i.e. B acts as a node attached to A)</text:p>
        </text:list-item>
        <text:list-item>
          <text:p text:style-name="P58">A and B are connected to each other</text:p>
        </text:list-item>
      </text:list>
      <text:p text:style-name="Standard"/>
      <text:p text:style-name="Standard"/>
      <text:p text:style-name="P53">There are 2 ways to define a connection from a server to other servers on the network:</text:p>
      <text:p text:style-name="Standard"/>
      <text:p text:style-name="P5">Using automatic discovery</text:p>
      <text:p text:style-name="Standard"/>
      <text:p text:style-name="Standard">In this scenario, we must enable the discovery of peer servers:</text:p>
      <text:p text:style-name="Standard"/>
      <text:p text:style-name="P28">#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5">Manual connection to peer servers</text:p>
      <text:p text:style-name="Standard"/>
      <text:p text:style-name="Standard">This will be best illustrated with an example configuration:</text:p>
      <text:p text:style-name="Standard"/>
      <text:p text:style-name="Code_20_block"><text:span text:style-name="T16"># define a space-separated list of peers to connect to</text:span><text:line-break/>jppf.peers = server_1 server_2<text:line-break/></text:p>
      <text:p text:style-name="P28"># connection to server_1</text:p>
      <text:p text:style-name="Code_20_block">jppf.peer.server_1.server.host = host_1<text:line-break/>jppf.peer.server_1.server.port = 11111<text:line-break/><text:span text:style-name="T1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28"># enable auto-discovery of other peer servers</text:p>
      <text:p text:style-name="Code_20_block">jppf.peer.discovery.enabled = true</text:p>
      <text:p text:style-name="P28"># specifiy both discovery and manually configured drivers</text:p>
      <text:p text:style-name="Code_20_block">jppf.peerss = <text:span text:style-name="T6">jppf_discovery</text:span> server_1</text:p>
      <text:p text:style-name="P28"># connection to server_1</text:p>
      <text:p text:style-name="Code_20_block"><text:span text:style-name="T22">jppf.peer.server_1.server.host = host_1</text:span><text:span text:style-name="T16"><text:line-break/></text:span><text:span text:style-name="T22">jppf.peer.server_1.server.port = 11111</text:span></text:p>
      <text:list xml:id="list24695462" text:continue-list="list2468308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28"># Enable or disable management of this server</text:p>
      <text:p text:style-name="Code_20_block">jppf.management.enabled = true</text:p>
      <text:p text:style-name="P1"/>
      <text:p text:style-name="P1">When management is enabled, the following properties must be defined:</text:p>
      <text:p text:style-name="P1"/>
      <text:p text:style-name="P28"># JMX management host IP address. If not specified (recommended), the first non-local</text:p>
      <text:p text:style-name="P28"># IP address (i.e. neither 127.0.0.1 nor localhost) on this machine will be used.</text:p>
      <text:p text:style-name="Code_20_block"><text:span text:style-name="T16"># If no non-local IP is found, localhost will be used.</text:span><text:line-break/>jppf.management.host = localhost<text:line-break/><text:line-break/><text:span text:style-name="T16"># JMX management port, used by the remote JMX connector</text:span><text:line-break/>jppf.management.port = 11198</text:p>
      <text:p text:style-name="P1"/>
      <text:p text:style-name="P1"><text:soft-page-break/>Let's see in more details the usage of each of these properties:</text:p>
      <text:p text:style-name="P1"/>
      <text:list xml:id="list24691750" text:continue-list="list24697647" text:style-name="List_20_1">
        <text:list-item>
          <text:p text:style-name="P62"><text:span text:style-name="T1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62">j<text:span text:style-name="T1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51">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4702317" text:continue-list="list24695462"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6">Chapter 6 Extending JPPF</text:span> of this manual. JPPF now has 4 predefined load-balancing algorithms to compute the distribution of tasks to the nodes, each with its own configuration parameters. These algorithms are:</text:p>
      <text:p text:style-name="P1"/>
      <text:list xml:id="list24684529" text:continue-list="list24691750" text:style-name="List_20_1">
        <text:list-item>
          <text:p text:style-name="P62">“manual” : each bundle has a fixed number of tasks, meaning that each will receive at most this number of tasks</text:p>
        </text:list-item>
        <text:list-item>
          <text:p text:style-name="P62">“autotuned” : adaptive heuristic algorithm based on the <text:a xlink:type="simple" xlink:href="http://en.wikipedia.org/wiki/Monte_Carlo_method">Monte Carlo</text:a> algorithm</text:p>
        </text:list-item>
        <text:list-item>
          <text:p text:style-name="P62">“proportional” : an adaptive deterministic algorithm based on the contribution of each node to the overall mean task execution time</text:p>
        </text:list-item>
        <text:list-item>
          <text:p text:style-name="P62">“rl” : adaptive algorithm based on an artificial intelligence technique called “<text:a xlink:type="simple" xlink:href="http://en.wikipedia.org/wiki/Reinforcement_learning">reinforcement learning</text:a>”</text:p>
        </text:list-item>
        <text:list-item>
          <text:p text:style-name="P6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6">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29">profile</text:span> = &lt;profile_name&gt;</text:p>
      <text:p text:style-name="Code_20_block"/>
      <text:p text:style-name="P39">jppf.load.balancing.<text:span text:style-name="T29">profile</text:span>.&lt;profile_name&gt;.&lt;parameter_1&gt; = &lt;value_1&gt;</text:p>
      <text:p text:style-name="Code_20_block">...</text:p>
      <text:p text:style-name="P39">jppf.load.balancing.<text:span text:style-name="T2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0">profile</text:span></text:span>. It is also possible to mix, in a single profile, the parameters for multiple algorithms, however it is not recommended, as there may be name collisions.</text:p>
      <text:p text:style-name="P1"/>
      <text:p text:style-name="P1"/>
      <text:p text:style-name="P54">To illustrate this, we will give a sample profile for each of the predefined algorithms:</text:p>
      <text:p text:style-name="P1"/>
      <text:p text:style-name="P6">“manual” algorithm</text:p>
      <text:p text:style-name="P1"/>
      <text:p text:style-name="Code_20_block"><text:span text:style-name="T16"># algorithm name</text:span><text:line-break/>jppf.load.balancing.algorithm = manual<text:line-break/><text:line-break/><text:span text:style-name="T16"># name of the set of parameter values or profile for the algorithm</text:span><text:line-break/>jppf.load.balancing.<text:span text:style-name="T28">profile</text:span> = manual_profile<text:line-break/><text:line-break/><text:span text:style-name="T16"># "manual" profile</text:span><text:line-break/>strategy.manual_profile.size = 1</text:p>
      <text:p text:style-name="P10"/>
      <text:p text:style-name="P7">“autotuned” algorithm</text:p>
      <text:p text:style-name="P10"/>
      <text:p text:style-name="P28"># algorithm name</text:p>
      <text:p text:style-name="Code_20_block">jppf.load.balancing.algorithm = autotuned</text:p>
      <text:p text:style-name="Code_20_block"/>
      <text:p text:style-name="P28"># name of the set of parameter values or profile for the algorithm</text:p>
      <text:p text:style-name="Code_20_block">jppf.load.balancing.<text:span text:style-name="T28">profile</text:span> = autotuned_profile</text:p>
      <text:p text:style-name="Code_20_block"/>
      <text:p text:style-name="P28"># "autotuned" profile</text:p>
      <text:p text:style-name="P38">jppf.load.balancing.<text:span text:style-name="T28">profile</text:span>.autotuned_profile.size = 5</text:p>
      <text:p text:style-name="P38">jppf.load.balancing.<text:span text:style-name="T28">profile</text:span>.autotuned_profile.minSamplesToAnalyse = 100</text:p>
      <text:p text:style-name="P38">jppf.load.balancing.<text:span text:style-name="T28">profile</text:span>.autotuned_profile.minSamplesToCheckConvergence = 50</text:p>
      <text:p text:style-name="P38">jppf.load.balancing.<text:span text:style-name="T28">profile</text:span>.autotuned_profile.maxDeviation = 0.2</text:p>
      <text:p text:style-name="P38">jppf.load.balancing.<text:span text:style-name="T28">profile</text:span>.autotuned_profile.maxGuessToStable = 50</text:p>
      <text:p text:style-name="P38">jppf.load.balancing.<text:span text:style-name="T28">profile</text:span>.autotuned_profile.sizeRatioDeviation = 1.5</text:p>
      <text:p text:style-name="P38">jppf.load.balancing.<text:span text:style-name="T28">profile</text:span>.autotuned_profile.decreaseRatio = 0.2</text:p>
      <text:p text:style-name="P7"/>
      <text:p text:style-name="P7">“proportional” algorithm</text:p>
      <text:p text:style-name="P10"/>
      <text:p text:style-name="P28"># algorithm name</text:p>
      <text:p text:style-name="Code_20_block">jppf.load.balancing.algorithm = proportional</text:p>
      <text:p text:style-name="Code_20_block"/>
      <text:p text:style-name="P28"># name of the set of parameter values or profile for the algorithm</text:p>
      <text:p text:style-name="Code_20_block">jppf.load.balancing.<text:span text:style-name="T28">profile</text:span> = proportional_profile</text:p>
      <text:p text:style-name="Code_20_block"/>
      <text:p text:style-name="P28"># "proportional" profile</text:p>
      <text:p text:style-name="P38">jppf.load.balancing.<text:span text:style-name="T28">profile</text:span>.proportional_profile.initialSize = 5</text:p>
      <text:p text:style-name="P38">jppf.load.balancing.<text:span text:style-name="T28">profile</text:span>.proportional_profile.performanceCacheSize = 1000</text:p>
      <text:p text:style-name="P38">jppf.load.balancing.<text:span text:style-name="T28">profile</text:span>.proportional_profile.proportionalityFactor = 1</text:p>
      <text:p text:style-name="P7"/>
      <text:p text:style-name="P7">“rl” algorithm</text:p>
      <text:p text:style-name="P10"/>
      <text:p text:style-name="P28"># algorithm name</text:p>
      <text:p text:style-name="Code_20_block">jppf.load.balancing.algorithm = rl</text:p>
      <text:p text:style-name="Code_20_block"/>
      <text:p text:style-name="P28"># name of the set of parameter values or profile for the algorithm</text:p>
      <text:p text:style-name="Code_20_block">jppf.load.balancing.<text:span text:style-name="T28">profile</text:span> = rl_profile</text:p>
      <text:p text:style-name="Code_20_block"/>
      <text:p text:style-name="P28"># "rl" profile</text:p>
      <text:p text:style-name="P38">jppf.load.balancing.<text:span text:style-name="T28">profile</text:span>.rl_profile.performanceCacheSize = 3000</text:p>
      <text:p text:style-name="P38">jppf.load.balancing.<text:span text:style-name="T28">profile</text:span>.rl_profile.performanceVariationThreshold = 0.001</text:p>
      <text:p text:style-name="P26"/>
      <text:p text:style-name="P6">“nodethreads” algorithm</text:p>
      <text:p text:style-name="P1"/>
      <text:p text:style-name="Code_20_block"><text:span text:style-name="T16"># algorithm name</text:span><text:line-break/>jppf.load.balancing.algorithm = nodethreads<text:line-break/><text:line-break/><text:span text:style-name="T16"># name of the set of parameter values or profile for the algorithm</text:span></text:p>
      <text:p text:style-name="Code_20_block">jppf.load.balancing.<text:span text:style-name="T28">profile</text:span> = nodethreads_profile</text:p>
      <text:p text:style-name="Code_20_block"/>
      <text:p text:style-name="P28"># means that multiplicator * nbThreads tasks will be sent to each node</text:p>
      <text:p text:style-name="P38">jppf.load.balancing.<text:span text:style-name="T28">profile</text:span>.nodethreads_profile.multiplicator = 1</text:p>
      <text:p text:style-name="P26"/>
      <text:list xml:id="list24675919" text:continue-list="list24702317" text:style-name="Outline">
        <text:list-item>
          <text:list>
            <text:list-item>
              <text:list>
                <text:list-item>
                  <text:h text:style-name="P72"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4702638" text:continue-list="list24684529" text:style-name="List_20_1">
        <text:list-item>
          <text:p text:style-name="P58">location of jppf configuration (<text:span text:style-name="Code_20_char">-Djppf.config</text:span> or <text:span text:style-name="Code_20_char">-Djppf.config.plugin</text:span>)</text:p>
        </text:list-item>
        <text:list-item>
          <text:p text:style-name="P58">current directory</text:p>
        </text:list-item>
        <text:list-item>
          <text:p text:style-name="P58">environment variables</text:p>
        </text:list-item>
        <text:list-item>
          <text:p text:style-name="P5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4699816" text:continue-list="list24675919"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4678698" text:continue-list="list24702638" text:style-name="List_20_1">
        <text:list-item>
          <text:p text:style-name="P62">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62">for the same reason, the SSL configuration does not apply to a local node</text:p>
        </text:list-item>
      </text:list>
      <text:list xml:id="list24698698" text:continue-list="list24699816"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4689964" text:continue-list="list24678698" text:style-name="List_20_1">
        <text:list-item>
          <text:p text:style-name="P62">the node establishes a specific connection to the server, dedicated to failure detection</text:p>
        </text:list-item>
        <text:list-item>
          <text:p text:style-name="P62">at connection time, a handshake protocol takes place, where the node communicates a unique id (UUID) to the server, that can be correlated to other connections for this node (i.e. job server and distributed class loader)</text:p>
        </text:list-item>
        <text:list-item>
          <text:p text:style-name="P62">at regular intervals (heartbeats), the server will send a very short message to the node, which it expects the node to acknowledge by sending a short response of its own</text:p>
        </text:list-item>
        <text:list-item>
          <text:p text:style-name="P6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5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8"># Enable recovery from hardware failures on the nodes.</text:p>
      <text:p text:style-name="P28"># Default value is false (disabled).</text:p>
      <text:p text:style-name="Code_20_block">jppf.recovery.enabled = false</text:p>
      <text:p text:style-name="P28"># Maximum number of attempts to get a response form the node before the</text:p>
      <text:p text:style-name="P28"># connection is considered broken. Default value is 3.</text:p>
      <text:p text:style-name="Code_20_block">jppf.recovery.max.retries = 3</text:p>
      <text:p text:style-name="P28"># Maximum time in milliseconds allowed for each attempt to get a response</text:p>
      <text:p text:style-name="P28"># from the node. Default value is 6000 (6 seconds).</text:p>
      <text:p text:style-name="Code_20_block">jppf.recovery.read.timeout = 3000</text:p>
      <text:p text:style-name="P28"># Dedicated port number for the detection of node failure.</text:p>
      <text:p text:style-name="P28"># Default value is 22222.</text:p>
      <text:p text:style-name="Code_20_block">jppf.recovery.server.port = 22222</text:p>
      <text:p text:style-name="P28"># Interval in milliseconds between two runs of the connection reaper.</text:p>
      <text:p text:style-name="P28"># Default value is 60000 (1 minute).</text:p>
      <text:p text:style-name="Code_20_block">jppf.recovery.reaper.run.interval = 60000</text:p>
      <text:p text:style-name="P28"># Number of threads allocated to the reaper.</text:p>
      <text:p text:style-name="P28"># Default value is the number of available CPUs.</text:p>
      <text:p text:style-name="Code_20_block">jppf.recovery.reaper.pool.size = 8</text:p>
      <text:p text:style-name="Standard"/>
      <text:p text:style-name="Standard"/>
      <text:p text:style-name="P55"><text:span text:style-name="T15">Important note</text:span><text:span text:style-name="T50">: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21">serverReaperInterval &lt; nodeMaxRetries * nodeTimeout</text:span></text:span></text:p>
      <text:p text:style-name="P56"><text:span text:style-name="T50">This </text:span><text:span text:style-name="T51">rule </text:span><text:span text:style-name="T50">applies between any server and node, as well as between any two servers if you enabled communication between servers </text:span><text:span text:style-name="T53">in your configuration</text:span><text:span text:style-name="T50">.</text:span></text:p>
      <text:p text:style-name="Standard"/>
      <text:p text:style-name="Standard"><text:span text:style-name="T11">Note</text:span>: <text:span text:style-name="T1">if server discovery is active for a node, then the port number specified for the driver will override the one specified in the node's configuration</text:span>.</text:p>
      <text:list xml:id="list24684086" text:continue-list="list24698698" text:style-name="Outline">
        <text:list-item>
          <text:list>
            <text:list-item>
              <text:list>
                <text:list-item>
                  <text:h text:style-name="Heading_20_3" text:outline-level="3">Parallel I/O</text:h>
                </text:list-item>
              </text:list>
            </text:list-item>
          </text:list>
        </text:list-item>
      </text:list>
      <text:p text:style-name="P1">The JPPF driver uses <text:span text:style-name="T52">several</text:span> pools of threads to perform network I/O with the nodes, <text:span text:style-name="T52">clients and other drivers</text:span> in parallel. There is a single configuration property that specifies the size of each of these pools:</text:p>
      <text:p text:style-name="P1"/>
      <text:p text:style-name="Code_20_block"><text:s text:c="2"/><text:span text:style-name="T46">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p text:style-name="P1"/>
      <text:p text:style-name="Standard"/>
      <text:list xml:id="list24678584" text:continue-numbering="true" text:style-name="Outline">
        <text:list-item>
          <text:list>
            <text:list-item>
              <text:h text:style-name="P6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6"># Enable or disable automatic discovery of JPPF drivers</text:span><text:line-break/>jppf.discovery.enabled = true</text:p>
      <text:p text:style-name="Code_20_block"/>
      <text:p text:style-name="Code_20_block"><text:span text:style-name="T16"># UDP multicast group to which drivers broadcast their connection parameters</text:span><text:line-break/>jppf.discovery.group = 230.0.0.1<text:line-break/><text:line-break/><text:span text:style-name="T16"># UDP multicast port to which drivers broadcast their connection parameters</text:span><text:line-break/>jppf.discovery.port = 11111</text:p>
      <text:p text:style-name="Code_20_block"/>
      <text:p text:style-name="Code_20_block"><text:span text:style-name="T16"># How long in milliseconds the node will attempt to automatically discover a driver</text:span><text:line-break/><text:span text:style-name="T16"># before falling back to the manual configuration parameters</text:span><text:line-break/>jppf.discovery.timeout = 5000</text:p>
      <text:p text:style-name="P28"># IPv4 address inclusion patterns</text:p>
      <text:p text:style-name="Code_20_block">jppf.discovery.include.ipv4 = </text:p>
      <text:p text:style-name="P28"># IPv4 address exclusion patterns</text:p>
      <text:p text:style-name="Code_20_block">jppf.discovery.exclude.ipv4 = </text:p>
      <text:p text:style-name="P28"># IPv6 address inclusion patterns</text:p>
      <text:p text:style-name="Code_20_block">jppf.discovery.include.ipv6 = </text:p>
      <text:p text:style-name="P2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4680258"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28"># IP address or host name of the server</text:p>
      <text:p text:style-name="Code_20_block">jppf.server.host = my_host</text:p>
      <text:p text:style-name="P28">#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4693934"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28"># Enable or disable management of this node</text:p>
      <text:p text:style-name="Code_20_block">jppf.management.enabled = true</text:p>
      <text:p text:style-name="P1"/>
      <text:p text:style-name="P1">When management is enabled, the following properties must be defined:</text:p>
      <text:p text:style-name="P1"/>
      <text:p text:style-name="P28"># JMX management host IP address. If not specified (recommended), the first non-local</text:p>
      <text:p text:style-name="P28"># IP address (i.e. neither 127.0.0.1 nor localhost) on this machine will be used.</text:p>
      <text:p text:style-name="Code_20_block"><text:span text:style-name="T16"># If no non-local IP is found, localhost will be used.</text:span><text:line-break/>jppf.management.host = localhost<text:line-break/><text:line-break/><text:span text:style-name="T16">#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4690623"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6"># number of seconds before the first reconnection attempt</text:span><text:line-break/><text:span text:style-name="T47">jppf.</text:span>reconnect.initial.delay = 1<text:line-break/><text:line-break/><text:span text:style-name="T16"># time after which the system stops trying to reconnect, in seconds</text:span><text:line-break/><text:span text:style-name="T16"># a value of zero or less means it never stops</text:span></text:p>
      <text:p text:style-name="P46"><text:span text:style-name="T47">jppf.</text:span>reconnect.max.time = 60<text:line-break/><text:line-break/><text:span text:style-name="T16"># time between two connection attempts, in seconds</text:span><text:line-break/><text:span text:style-name="T47">jppf.</text:span>reconnect.interval = 1</text:p>
      <text:p text:style-name="P10"/>
      <text:p text:style-name="P10">With these values, we have configured the recovery mechanism such that it will attempt to reconnect to the server after a 1 second delay, for 60 seconds and with connection attemps at 1 second intervals.</text:p>
      <text:list xml:id="list24682812"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0"/>
      <text:list xml:id="list24686247" text:continue-list="list24689964" text:style-name="List_20_1">
        <text:list-item>
          <text:p text:style-name="P6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66">during this maximum time, it will make multiple attempts to connect to the same driver. This covers the case when the driver is restarted in the mean time.</text:p>
        </text:list-item>
        <text:list-item>
          <text:p text:style-name="P66">after this maximum time has elapsed, it will attempt to auto-discover another driver, during a maximum time, specified via the configuration property "<text:span text:style-name="Code_20_char">jppf.discovery.timeout</text:span>" (in milliseconds)</text:p>
        </text:list-item>
        <text:list-item>
          <text:p text:style-name="P66">if the node still fails to reconnect after this timeout has expired, it will fall back to the driver manually specified in the node's configuration file</text:p>
        </text:list-item>
        <text:list-item>
          <text:p text:style-name="P66">the cycle starts again</text:p>
        </text:list-item>
      </text:list>
      <text:list xml:id="list24677108" text:continue-list="list24682812" text:style-name="Outline">
        <text:list-item>
          <text:list>
            <text:list-item>
              <text:list>
                <text:list-item>
                  <text:h text:style-name="Heading_20_3" text:outline-level="3">Recovery from hardware failures</text:h>
                </text:list-item>
              </text:list>
            </text:list-item>
          </text:list>
        </text:list-item>
      </text:list>
      <text:p text:style-name="P10">The mechanism to recover from hardwaire failure has its counterpart on each node, which works as follows:</text:p>
      <text:p text:style-name="P1"/>
      <text:list xml:id="list24697303" text:continue-list="list24686247" text:style-name="List_20_1">
        <text:list-item>
          <text:p text:style-name="P62">the node establishes a specific connection to the server, dedicated to failure detection</text:p>
        </text:list-item>
        <text:list-item>
          <text:p text:style-name="P62">at connection time, a handshake protocol takes place, where the node communicates a unique id (UUID) to the server</text:p>
        </text:list-item>
        <text:list-item>
          <text:p text:style-name="P62">the node will then attempt to get a message from the server (“check” message).</text:p>
        </text:list-item>
        <text:list-item>
          <text:p text:style-name="P62">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0"/>
      <text:p text:style-name="P10"><text:soft-page-break/>The following configuration properties are those required by the nodes' hardware failure recovery mechanism implemented by the server:</text:p>
      <text:p text:style-name="P10"/>
      <text:p text:style-name="P28"># Enable recovery from hardware failures on the node. Default is false (disabled).</text:p>
      <text:p text:style-name="Code_20_block">jppf.recovery.enabled = false</text:p>
      <text:p text:style-name="Code_20_block"/>
      <text:p text:style-name="P28"># Dedicated port number for the detection of node failure, must be the same as</text:p>
      <text:p text:style-name="P28"># the value specified in the server configuration. Default value is 22222.</text:p>
      <text:p text:style-name="Code_20_block">jppf.recovery.server.port = 22222</text:p>
      <text:p text:style-name="Code_20_block"><text:s text:c="2"/></text:p>
      <text:p text:style-name="P28"># Maximum number of attempts to get a message from the server before the</text:p>
      <text:p text:style-name="P28"># connection is considered broken. Default value is 2.</text:p>
      <text:p text:style-name="Code_20_block">jppf.recovery.max.retries = 2</text:p>
      <text:p text:style-name="Code_20_block"><text:s text:c="2"/></text:p>
      <text:p text:style-name="P28"># Maximum time in milliseconds allowed for each attempt to get a message</text:p>
      <text:p text:style-name="P28"># from the server. Default value is 60000 (1 minute).</text:p>
      <text:p text:style-name="Code_20_block">jppf.recovery.read.timeout = 60000</text:p>
      <text:p text:style-name="Standard"/>
      <text:p text:style-name="P4"><text:span text:style-name="T15">Important note</text:span><text:span text:style-name="T50">: </text:span><text:span text:style-name="T4">given the implementation of this mechanism, you must be careful to keep some consistency between the server and node settings. As a general rule of thumb, the settings should always respect the following constraint:</text:span></text:p>
      <text:p text:style-name="P48"><text:span text:style-name="Code_20_char"><text:span text:style-name="T21">serverReaperInterval &lt; nodeMaxRetries * nodeTimeout</text:span></text:span></text:p>
      <text:p text:style-name="P27"><text:span text:style-name="T50">This </text:span><text:span text:style-name="T51">rule </text:span><text:span text:style-name="T50">applies between any server and node, as well as between any two servers if you enabled communication between servers.</text:span></text:p>
      <text:p text:style-name="P9"/>
      <text:p text:style-name="Standard"><text:span text:style-name="T11">Note</text:span>: <text:span text:style-name="T1">if server discovery is active for a node, then the port number specified for the driver will override the one specified in the node's configuration</text:span>.</text:p>
      <text:list xml:id="list24685961" text:continue-list="list24677108" text:style-name="Outline">
        <text:list-item>
          <text:list>
            <text:list-item>
              <text:list>
                <text:list-item>
                  <text:h text:style-name="Heading_20_3" text:outline-level="3">Processing threads</text:h>
                </text:list-item>
              </text:list>
            </text:list-item>
          </text:list>
        </text:list-item>
      </text:list>
      <text:p text:style-name="P10">A node can process multiple tasks concurrently, using a pool of threads. The size of this pool is configured as follows:</text:p>
      <text:p text:style-name="P10"/>
      <text:p text:style-name="Code_20_block"><text:span text:style-name="T16"># number of threads running tasks in this node</text:span><text:line-break/><text:span text:style-name="T48">jppf.</text:span>processing.threads = 4</text:p>
      <text:p text:style-name="Standard"/>
      <text:p text:style-name="Standard">If this property is not defined, its value defaults to the number of processors or cores available to the JVM.</text:p>
      <text:list xml:id="list24702549" text:continue-numbering="true" text:style-name="Outline">
        <text:list-item>
          <text:list>
            <text:list-item>
              <text:list>
                <text:list-item>
                  <text:h text:style-name="Heading_20_3" text:outline-level="3">Node process configuration</text:h>
                </text:list-item>
              </text:list>
            </text:list-item>
          </text:list>
        </text:list-item>
      </text:list>
      <text:p text:style-name="P50">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469107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4701893" text:continue-list="list24697303" text:style-name="List_20_1">
        <text:list-item>
          <text:p text:style-name="P62">if too many classes are loaded, the space reserved to the class definitions (permanent generation in Oracle JDK) will fill up and cause an “OutOfMemoryError: PermGen space”</text:p>
        </text:list-item>
        <text:list-item>
          <text:p text:style-name="P6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4679509" text:continue-list="list24691071" text:style-name="Outline">
        <text:list-item>
          <text:list>
            <text:list-item>
              <text:list>
                <text:list-item>
                  <text:h text:style-name="P69" text:outline-level="3"><text:soft-page-break/>Class loader resources cache</text:h>
                </text:list-item>
              </text:list>
            </text:list-item>
          </text:list>
        </text:list-item>
      </text:list>
      <text:p text:style-name="P2"><text:span text:style-name="T25">To avoid uncessary network round trips, </text:span><text:span text:style-name="T26">the node class loaders store <text:s/>locally the resources found in their extended classpath </text:span><text:span text:style-name="T27">when</text:span><text:span text:style-name="T26"> one of their </text:span><text:span text:style-name="T27">methods</text:span><text:span text:style-name="T26"> </text:span><text:span text:style-name="Code_20_char"><text:span text:style-name="T26">getResourceAsStream()</text:span></text:span><text:span text:style-name="T26">, </text:span><text:span text:style-name="Code_20_char"><text:span text:style-name="T26">getResource(),</text:span></text:span><text:span text:style-name="T26"> </text:span><text:span text:style-name="Code_20_char"><text:span text:style-name="T26">getResources()</text:span></text:span><text:span text:style-name="T26"> </text:span><text:span text:style-name="T27">or </text:span><text:span text:style-name="Code_20_char"><text:span text:style-name="T27">getMultipleResources()</text:span></text:span><text:span text:style-name="T27"> is called. </text:span><text:span text:style-name="T26">The type of storage and location of the file-persisted cache can be configured as follows:</text:span></text:p>
      <text:p text:style-name="P12"/>
      <text:p text:style-name="P36"><text:span text:style-name="T17"># </text:span><text:span text:style-name="T18">type of storage: </text:span><text:span text:style-name="T17">either “file” (the default) or “memory”</text:span></text:p>
      <text:p text:style-name="P37">jppf.resource.cache.storage = file</text:p>
      <text:p text:style-name="P32"># root location of the file-persisted caches</text:p>
      <text:p text:style-name="P36">jppf.resource.cache.dir = some_directory</text:p>
      <text:p text:style-name="P12"/>
      <text:p text:style-name="P13">When “file” persistence is configured, the node will fall back to memory persistence if the resource cannot be saved to the file system for any reason. This could happen, for instance, when the file system runs out of space.</text:p>
      <text:p text:style-name="P13"/>
      <text:p text:style-name="P14">For more details, please refer to the “Class Loading In JPPF &gt; Local caching of network resources” section of this documentation.</text:p>
      <text:list xml:id="list2468568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28">// permission to read, write, delete node log file in current directory</text:p>
      <text:p text:style-name="Code_20_block">permission java.io.FilePermission "${user.dir}/jppf-node.log", "read,write,delete";</text:p>
      <text:p text:style-name="P28">// permission to read all log4j system properties</text:p>
      <text:p text:style-name="Code_20_block">permission java.util.PropertyPermission "log4j.*", "read";</text:p>
      <text:p text:style-name="P2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2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4696556" text:continue-numbering="true" text:style-name="Outline">
        <text:list-item>
          <text:list>
            <text:list-item>
              <text:list>
                <text:list-item>
                  <text:h text:style-name="P70" text:outline-level="3">Offline mode</text:h>
                </text:list-item>
              </text:list>
            </text:list-item>
          </text:list>
        </text:list-item>
      </text:list>
      <text:p text:style-name="P24"><text:span text:style-name="T43">A node can be configured to run in “offline” mode. </text:span><text:span text:style-name="T44">I</text:span><text:span text:style-name="T43">n this mode, there will be no class loader connection to the server (and thus no distributed dynamic class loading will occur), and remote management via JMX is disabled. For more details on this mode, please read the documentation section </text:span><text:span text:style-name="T9">Deployment </text:span><text:span text:style-name="T10">and run </text:span><text:span text:style-name="T9">modes &gt; Offline nodes</text:span><text:span text:style-name="T43">.</text:span></text:p>
      <text:p text:style-name="P25"/>
      <text:p text:style-name="P25">To turn on the offline mode:</text:p>
      <text:p text:style-name="P24"/>
      <text:p text:style-name="P35"># set the offline mode (false by default)</text:p>
      <text:p text:style-name="P49">jppf.node.offline = true</text:p>
      <text:list xml:id="list24692361" text:continue-numbering="true" text:style-name="Outline">
        <text:list-item>
          <text:list>
            <text:list-item>
              <text:h text:style-name="P6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6"># Enable or disable automatic discovery of JPPF drivers</text:span><text:line-break/>jppf.discovery.enabled = true</text:p>
      <text:p text:style-name="Code_20_block"/>
      <text:p text:style-name="Code_20_block"><text:span text:style-name="T16"># UDP multicast group to which drivers broadcast their connection parameters</text:span><text:line-break/>jppf.discovery.group = 230.0.0.1<text:line-break/></text:p>
      <text:p text:style-name="Code_20_block"><text:span text:style-name="T16"># UDP multicast port to which drivers broadcast their connection parameters</text:span><text:line-break/>jppf.discovery.port = 11111</text:p>
      <text:p text:style-name="Code_20_block"/>
      <text:p text:style-name="P28"># IPv4 address inclusion patterns</text:p>
      <text:p text:style-name="Code_20_block">jppf.discovery.include.ipv4 = </text:p>
      <text:p text:style-name="Code_20_block"/>
      <text:p text:style-name="P28"># IPv4 address exclusion patterns</text:p>
      <text:p text:style-name="Code_20_block">jppf.discovery.exclude.ipv4 = </text:p>
      <text:p text:style-name="Code_20_block"/>
      <text:p text:style-name="P28"># IPv6 address inclusion patterns</text:p>
      <text:p text:style-name="Code_20_block">jppf.discovery.include.ipv6 = </text:p>
      <text:p text:style-name="Code_20_block"/>
      <text:p text:style-name="P2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28">#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4679478" text:continue-list="list24701893" text:style-name="List_20_1">
        <text:list-item>
          <text:p text:style-name="P58">if we defined <text:span text:style-name="Code_20_char">jppf.pool.size = 1</text:span>, the first discovered driver will have 1 connection named “driver-1”</text:p>
        </text:list-item>
        <text:list-item>
          <text:p text:style-name="P58">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28">#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4696980" text:continue-list="list24692361"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28"># space-separated list of drivers this client may connect to</text:p>
      <text:p text:style-name="Code_20_block"><text:span text:style-name="T16"># defaults to “default-driver”</text:span><text:line-break/>jppf.drivers = driver-1 driver-2</text:p>
      <text:p text:style-name="Standard"/>
      <text:p text:style-name="Standard"><text:soft-page-break/>Then for each driver, we will define the connection and behavior attributes, including:</text:p>
      <text:p text:style-name="Standard"/>
      <text:p text:style-name="P5">Connection to the JPPF server</text:p>
      <text:p text:style-name="Standard"/>
      <text:p text:style-name="Code_20_block"><text:span text:style-name="T16"># host name, or ip address, of the host the JPPF driver is running on</text:span><text:line-break/>driver-1.jppf.server.host = localhost<text:line-break/><text:span text:style-name="T1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5">Connection pool size</text:p>
      <text:p text:style-name="Standard"/>
      <text:p text:style-name="P2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6"/>
      <text:p text:style-name="P6">Priority</text:p>
      <text:p text:style-name="Standard"/>
      <text:p text:style-name="P28"># assigned driver priority</text:p>
      <text:p text:style-name="Code_20_block">driver-1.<text:span text:style-name="T49">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1"/>
      <text:p text:style-name="P52"><text:span text:style-name="T20">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8">Development guide &gt; The ClientWithFailover wrapper class</text:span><text:span text:style-name="T3"> for details.</text:span></text:p>
      <text:p text:style-name="P21"/>
      <text:p text:style-name="P5">Connection to the management server</text:p>
      <text:p text:style-name="Standard"/>
      <text:p text:style-name="P28"># management host for this driver</text:p>
      <text:p text:style-name="Code_20_block">driver-1.jppf.management.host = localhost</text:p>
      <text:p text:style-name="P28">#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468928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28"># enable discovery</text:p>
      <text:p text:style-name="Code_20_block">jppf.discovery.enabled = true</text:p>
      <text:p text:style-name="P28"># specifiy both discovery and manually configured drivers</text:p>
      <text:p text:style-name="Code_20_block">jppf.drivers = <text:span text:style-name="T6">jppf_discovery</text:span> driver-1</text:p>
      <text:p text:style-name="P28"># host for this driver</text:p>
      <text:p text:style-name="Code_20_block">driver-1.jppf.server.host = my_host</text:p>
      <text:p text:style-name="P28"># port for this driver</text:p>
      <text:p text:style-name="Code_20_block">driver-1.jppf.server.port = 11111</text:p>
      <text:p text:style-name="Standard"/>
      <text:list xml:id="list24683038" text:continue-numbering="true" text:style-name="Outline">
        <text:list-item>
          <text:list>
            <text:list-item>
              <text:list>
                <text:list-item>
                  <text:h text:style-name="P7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47"><text:span text:style-name="T16"># number of seconds before the first reconnection attempt</text:span><text:line-break/><text:span text:style-name="T47">jppf.</text:span>reconnect.initial.delay = 1<text:line-break/><text:line-break/><text:span text:style-name="T16"># time after which the system stops trying to reconnect, in seconds</text:span><text:line-break/><text:span text:style-name="T16"># a value of zero or less means it never stops</text:span></text:p>
      <text:p text:style-name="P47"><text:span text:style-name="T47">jppf.</text:span>reconnect.max.time = 60<text:line-break/><text:line-break/><text:span text:style-name="T16"># time between two connection attempts, in seconds</text:span><text:line-break/><text:span text:style-name="T47">jppf.</text:span>reconnect.interval = 1</text:p>
      <text:p text:style-name="P10"/>
      <text:p text:style-name="P10">With these values, we have configured the recovery mechanism such that it will attempt to reconnect to the server after a 1 second delay, for 60 seconds and with connection attemps at 1 second intervals.</text:p>
      <text:list xml:id="list24687563"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467921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0">t</text:span> can also be used for local testing and debugging before <text:span text:style-name="T40">going “live”</text:span>.</text:p>
      <text:p text:style-name="P1"/>
      <text:p text:style-name="P1">Local execution is disabled by default. To enable it, set the following configuration property:</text:p>
      <text:p text:style-name="P1"/>
      <text:p text:style-name="Code_20_block"><text:span text:style-name="T16"># enable local job execution; defaults to false</text:span><text:line-break/>jppf.local.execution.enabled = true</text:p>
      <text:p text:style-name="P10"/>
      <text:p text:style-name="P10">Local execution uses a pool of threads, whose size is configured as follows:</text:p>
      <text:p text:style-name="P10"/>
      <text:p text:style-name="Code_20_block"><text:span text:style-name="T16"># number of threads to use for local execution</text:span><text:line-break/><text:span text:style-name="T16"># the default value is the number of CPUs or cores available to the JVM</text:span><text:line-break/>jppf.local.execution.threads = 4</text:p>
      <text:p text:style-name="P10"/>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28"># enable remote job execution; defaults to true</text:p>
      <text:p text:style-name="Code_20_block">jppf.remote.execution.enabled = false</text:p>
      <text:h text:style-name="P71" text:outline-level="3"/>
      <text:list xml:id="list24686086" text:continue-numbering="true" text:style-name="Outline">
        <text:list-item>
          <text:list>
            <text:list-item>
              <text:list>
                <text:list-item>
                  <text:h text:style-name="P72"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28"># name of the load balancing algorithm</text:p>
      <text:p text:style-name="Code_20_block">jppf.load.balancing.algorithm = proportional</text:p>
      <text:p text:style-name="P28"># name of the set of parameter values (aka profile) to use for the algorithm</text:p>
      <text:p text:style-name="Code_20_block">jppf.load.balancing.<text:span text:style-name="T41">profile</text:span> = test</text:p>
      <text:p text:style-name="P28"># "proportional" profile</text:p>
      <text:p text:style-name="P43">jppf.load.balancing.<text:span text:style-name="T41">profile</text:span>.test.performanceCacheSize = 2000</text:p>
      <text:p text:style-name="P43">jppf.load.balancing.<text:span text:style-name="T41">profile</text:span>.test.proportionalityFactor = 1</text:p>
      <text:p text:style-name="P43">jppf.load.balancing.<text:span text:style-name="T41">profile</text:span>.test.initialSize = 10</text:p>
      <text:p text:style-name="P43">jppf.load.balancing.<text:span text:style-name="T41">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4678396" text:continue-numbering="true" text:style-name="Outline">
        <text:list-item>
          <text:list>
            <text:list-item>
              <text:list>
                <text:list-item>
                  <text:h text:style-name="Heading_20_3" text:outline-level="3"><text:span text:style-name="T54">UI refresh intervals in the administration tool</text:span></text:h>
                </text:list-item>
              </text:list>
            </text:list-item>
          </text:list>
        </text:list-item>
      </text:list>
      <text:p text:style-name="P63"><text:span text:style-name="T54">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span></text:p>
      <text:p text:style-name="P63"><text:span text:style-name="T54"/></text:p>
      <text:p text:style-name="P28"><text:span text:style-name="T54"># refresh interval for the statistcs panel in millis; defaults to 1000</text:span></text:p>
      <text:p text:style-name="P28"><text:span text:style-name="T54"># this is the interval between 2 succesive stats requests to a driver via JMX</text:span></text:p>
      <text:p text:style-name="Code_20_block"><text:span text:style-name="T54">jppf.admin.refresh.interval.stats = 1000</text:span></text:p>
      <text:p text:style-name="Code_20_block"><text:span text:style-name="T54"/></text:p>
      <text:p text:style-name="P75"><text:span text:style-name="T54"># refresh interval in millis for the topology panels: tree view and graph views</text:span></text:p>
      <text:p text:style-name="P75"><text:span text:style-name="T54"># this is the interval between 2 successive runs of the task that refreshes the</text:span></text:p>
      <text:p text:style-name="P75"><text:span text:style-name="T54"># topology via JMX requests; defaults to 1000</text:span></text:p>
      <text:p text:style-name="Code_20_block"><text:span text:style-name="T54">jppf.admin.refresh.interval.topology = 1000</text:span></text:p>
      <text:p text:style-name="Code_20_block"><text:span text:style-name="T54"/></text:p>
      <text:p text:style-name="P75"><text:span text:style-name="T54"># refresh interval for the JVM health panel in millis; defaults to 3000</text:span></text:p>
      <text:p text:style-name="P75"><text:span text:style-name="T54"># this is the interval between 2 successive runs of the task that refreshes</text:span></text:p>
      <text:p text:style-name="P75"><text:span text:style-name="T54"># the JVM health via JMX requests</text:span></text:p>
      <text:p text:style-name="Code_20_block"><text:span text:style-name="T54">jppf.admin.refresh.interval.health = 3000</text:span></text:p>
      <text:p text:style-name="Code_20_block"><text:span text:style-name="T54"/></text:p>
      <text:p text:style-name="P75"><text:span text:style-name="T54"># UI refresh interval for the job data panel in millis; defaults to 33</text:span></text:p>
      <text:p text:style-name="P75"><text:span text:style-name="T54"># this is the interval between 2 refreshes of the UI</text:span></text:p>
      <text:p text:style-name="P75"><text:span text:style-name="T54"># from accumulated asynchronous JMX notifications</text:span></text:p>
      <text:p text:style-name="Code_20_block"><text:span text:style-name="T54">jppf.gui.publish.period = 33</text:span></text:p>
      <text:p text:style-name="P63"><text:span text:style-name="T54"/></text:p>
      <text:p text:style-name="P63"><text:span text:style-name="T54"/></text:p>
      <text:list xml:id="list24672823" text:continue-numbering="true" text:style-name="Outline">
        <text:list-item>
          <text:list>
            <text:list-item>
              <text:h text:style-name="P67" text:outline-level="2">Configuring SSL/TLS communications</text:h>
            </text:list-item>
          </text:list>
        </text:list-item>
      </text:list>
      <text:p text:style-name="P1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4695837"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28"># Enable SSL. Default value is false (disabled).</text:p>
      <text:p text:style-name="P28">#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469935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8"># Port number to which the server listens for secure connections, defaults to 11443</text:p>
      <text:p text:style-name="P28"># A negative value indicates that no secure connection is accepted</text:p>
      <text:p text:style-name="Code_20_block">jppf.ssl.server.port = 11443</text:p>
      <text:p text:style-name="Code_20_block"/>
      <text:p text:style-name="P28"># toggle to enable secure connections to remote peer servers, defaults to false</text:p>
      <text:p text:style-name="Code_20_block">jppf.peer.ssl.enabled = true</text:p>
      <text:p text:style-name="Code_20_block"/>
      <text:p text:style-name="P2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28"># disable non-secure connections</text:p>
      <text:p text:style-name="Code_20_block">jppf.server.port = <text:span text:style-name="T11">-1</text:span></text:p>
      <text:p text:style-name="P28"># enable secure connections</text:p>
      <text:p text:style-name="Code_20_block">jppf.ssl.server.port = 11443</text:p>
      <text:p text:style-name="P1"/>
      <text:p text:style-name="P11">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28"># Enabling JMX via non-secure connections, defaults to true</text:p>
      <text:p text:style-name="Code_20_block">jppf.management.enabled = false</text:p>
      <text:p text:style-name="P28"># Enabling JMX via secure connections, defaults to false</text:p>
      <text:p text:style-name="Code_20_block">jppf.management.ssl.enabled = true</text:p>
      <text:p text:style-name="P28"># Secure JMX server port</text:p>
      <text:p text:style-name="Code_20_block">jppf.management.ssl.port = 11193</text:p>
      <text:list xml:id="list24671970"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467733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2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470007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8"># SSL configuration as an arbitrary source. Value is the fully qualified name</text:p>
      <text:p text:style-name="P28"># of an implementation of java.util.concurrent.Callable&lt;InputStream&gt; with optional</text:p>
      <text:p text:style-name="P2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28">// A secure store source that uses a file as source</text:p>
      <text:p text:style-name="Code_20_block">public class FileStoreSource implements Callable&lt;InputStream&gt; {</text:p>
      <text:p text:style-name="Code_20_block"/>
      <text:p text:style-name="Code_20_block"><text:s text:c="2"/><text:span text:style-name="T1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468024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467323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2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467408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2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4686758"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28">#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468989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28"># client authentication mode</text:p>
      <text:p text:style-name="P28"># possible values: none | want | need</text:p>
      <text:p text:style-name="Code_20_block">jppf.ssl.client.auth = none</text:p>
      <text:list xml:id="list24673371"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28"># path to the key store on the file system</text:p>
      <text:p text:style-name="Code_20_block">jppf.ssl.keystore.file = config/ssl/keystore.ks</text:p>
      <text:p text:style-name="P2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28"># keystore password in clear text</text:p>
      <text:p text:style-name="Code_20_block">jppf.ssl.keystore.password = password</text:p>
      <text:p text:style-name="P28"># keystore password from an arbitrary source</text:p>
      <text:p text:style-name="P28"># the source is an implementation of Callable&lt;char[]&gt; with optional parameters</text:p>
      <text:p text:style-name="Code_20_block">jppf.ssl.keystore.password.source = org.jppf.ssl.PlainTextPassword password</text:p>
      <text:list xml:id="list24673805"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28"># path to the trust store on the file system</text:p>
      <text:p text:style-name="Code_20_block">jppf.ssl.truststore.file = config/ssl/truststore.ks</text:p>
      <text:p text:style-name="P28"># an implementation of Callable&lt;InputStream&gt; with optional space-separated arguments</text:p>
      <text:p text:style-name="Code_20_block">jppf.ssl.truststore.source = org.jppf.ssl.FileStoreSource config/ssl/truststore.ks</text:p>
      <text:p text:style-name="Code_20_block"/>
      <text:p text:style-name="P28"># keystore password in clear text</text:p>
      <text:p text:style-name="Code_20_block">jppf.ssl.truststore.password = password</text:p>
      <text:p text:style-name="P28"># keystore password from an arbitrary source</text:p>
      <text:p text:style-name="P28"># the source is an implementation of Callable&lt;char[]&gt; with opptional parameters</text:p>
      <text:p text:style-name="Code_20_block">jppf.ssl.truststore.password.source = org.jppf.ssl.PlainTextPassword password</text:p>
      <text:list xml:id="list24687275" text:continue-numbering="true" text:style-name="Outline">
        <text:list-item>
          <text:list>
            <text:list-item>
              <text:list>
                <text:list-item>
                  <text:list>
                    <text:list-item>
                      <text:h text:style-name="P76" text:outline-level="4">Special case: distinct driver trust stores for nodes and clients</text:h>
                    </text:list-item>
                  </text:list>
                </text:list-item>
              </text:list>
            </text:list-item>
          </text:list>
        </text:list-item>
      </text:list>
      <text:p text:style-name="P23">In the case when the JPPF driver has mutual authentication enabled (jppf.ssl.client.auth = need”), it might be desirable to use distinct trust stores for the certificates of the nodes and the clients that will connect to the driver. This can be done as follows:</text:p>
      <text:p text:style-name="P23"/>
      <text:p text:style-name="P33"># specify that a separate trust store must be used for client certificates</text:p>
      <text:p text:style-name="P45"><text:span text:style-name="T23">jppf.ssl.client.distinct.truststore = true</text:span><text:span text:style-name="T16"> <text:s/></text:span></text:p>
      <text:p text:style-name="P34"><text:s text:c="2"/></text:p>
      <text:p text:style-name="P45"><text:span text:style-name="T16"># path to the </text:span><text:span text:style-name="T19">client </text:span><text:span text:style-name="T16">trust store on the file system</text:span></text:p>
      <text:p text:style-name="P45">jppf.ssl.<text:span text:style-name="T42">client</text:span>.truststore.file = config/ssl/truststore_<text:span text:style-name="T42">cli</text:span>.ks</text:p>
      <text:p text:style-name="P34"># an implementation of Callable&lt;InputStream&gt; with optional space-separated arguments</text:p>
      <text:p text:style-name="P45">jppf.ssl.<text:span text:style-name="T42">client</text:span>.truststore.source = o.j.s.FileStoreSource config/ssl/truststore_<text:span text:style-name="T42">cli.</text:span>ks</text:p>
      <text:p text:style-name="P45"/>
      <text:p text:style-name="P34"># keystore password in clear text</text:p>
      <text:p text:style-name="P45">jppf.ssl.<text:span text:style-name="T42">client</text:span>.truststore.password = password</text:p>
      <text:p text:style-name="P34"># keystore password from an arbitrary source</text:p>
      <text:p text:style-name="P34"># the source is an implementation of Callable&lt;char[]&gt; with opptional parameters</text:p>
      <text:p text:style-name="P44">jppf.ssl.client.truststore.password.source = org.jppf.ssl.PlainTextPassword password</text:p>
      <text:p text:style-name="P23"/>
      <text:p text:style-name="P22">In this configuration, a client will not be able to authenticate with the server, even if it uses the same keystore and password as the nodes.</text:p>
      <text:list xml:id="list24689140" text:continue-numbering="true" text:style-name="Outline">
        <text:list-item>
          <text:list>
            <text:list-item>
              <text:list>
                <text:list-item>
                  <text:h text:style-name="Heading_20_3" text:outline-level="3">Full SSL configuration example</text:h>
                </text:list-item>
              </text:list>
            </text:list-item>
          </text:list>
        </text:list-item>
      </text:list>
      <text:p text:style-name="P28"># SSLContext protocol, defaults to SSL</text:p>
      <text:p text:style-name="Code_20_block">jppf.ssl.context.protocol = SSL</text:p>
      <text:p text:style-name="P28"># list of space-separated enabled protocols</text:p>
      <text:p text:style-name="Code_20_block">jppf.ssl.protocols = SSLv2Hello SSLv3</text:p>
      <text:p text:style-name="P28"># enabled cipher suites as a list of space-separated values</text:p>
      <text:p text:style-name="Code_20_block">jppf.ssl.cipher.suites = SSL_RSA_WITH_RC4_128_MD5 SSL_RSA_WITH_RC4_128_SHA</text:p>
      <text:p text:style-name="P28"># client authentication mode; possible values: none | want | need</text:p>
      <text:p text:style-name="Code_20_block">jppf.ssl.client.auth = none</text:p>
      <text:p text:style-name="Code_20_block"/>
      <text:p text:style-name="P28"># path to the key store on the file system.</text:p>
      <text:p text:style-name="Code_20_block">jppf.ssl.keystore.file = config/ssl/keystore.ks</text:p>
      <text:p text:style-name="P28"># keystore password in clear text</text:p>
      <text:p text:style-name="Code_20_block">jppf.ssl.keystore.password = password</text:p>
      <text:p text:style-name="Code_20_block"/>
      <text:p text:style-name="P28"># the trust store location as an arbitrary source:</text:p>
      <text:p text:style-name="P28"># an implementation of Callable&lt;InputStream&gt; with optional space-separated arguments</text:p>
      <text:p text:style-name="Code_20_block">jppf.ssl.truststore.source = org.jppf.ssl.FileStoreSource config/ssl/truststore.ks</text:p>
      <text:p text:style-name="P28"># truststore password as an arbitrary source:</text:p>
      <text:p text:style-name="P28">#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37M4S</meta:editing-duration>
    <meta:editing-cycles>298</meta:editing-cycles>
    <meta:generator>LibreOffice/4.0.4.2$Windows_x86 LibreOffice_project/9e9821abd0ffdbc09cd8c52eaa574fa09eb08f2</meta:generator>
    <meta:creation-date>2009-09-06T09:04:15.91</meta:creation-date>
    <dc:date>2014-03-26T04:53:08.95</dc:date>
    <meta:document-statistic meta:table-count="0" meta:image-count="2" meta:object-count="0" meta:page-count="21" meta:paragraph-count="617" meta:word-count="8911" meta:character-count="59107" meta:non-whitespace-character-count="5075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